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7.25pt"/>
    </style:style>
    <style:style style:name="P2" style:family="paragraph" style:parent-style-name="Standard">
      <style:text-properties style:font-name="Liberation Sans" fo:font-size="14pt" style:font-size-asian="14pt" style:font-size-complex="14pt"/>
    </style:style>
    <style:style style:name="P3" style:family="paragraph" style:parent-style-name="Standard">
      <style:text-properties style:font-name="Liberation Sans" fo:font-size="14pt" officeooo:rsid="00145fbd" officeooo:paragraph-rsid="00145fbd" style:font-size-asian="14pt" style:font-size-complex="14pt"/>
    </style:style>
    <style:style style:name="P4" style:family="paragraph" style:parent-style-name="Standard">
      <style:text-properties style:font-name="Liberation Sans" fo:font-size="14pt" officeooo:rsid="00173cec" officeooo:paragraph-rsid="00173cec" style:font-size-asian="14pt" style:font-size-complex="14pt"/>
    </style:style>
    <style:style style:name="P5" style:family="paragraph" style:parent-style-name="Standard">
      <style:text-properties style:font-name="Liberation Sans" fo:font-size="14pt" fo:font-weight="bold" style:font-size-asian="14pt" style:font-weight-asian="bold" style:font-size-complex="14pt" style:font-weight-complex="bold"/>
    </style:style>
    <style:style style:name="P6" style:family="paragraph" style:parent-style-name="Standard">
      <style:text-properties style:font-name="Liberation Sans" fo:font-size="14pt" fo:font-weight="bold" officeooo:rsid="001295ef" officeooo:paragraph-rsid="001295ef" style:font-size-asian="14pt" style:font-weight-asian="bold" style:font-size-complex="14pt" style:font-weight-complex="bold"/>
    </style:style>
    <style:style style:name="P7" style:family="paragraph" style:parent-style-name="Standard">
      <style:paragraph-properties fo:line-height="100%"/>
      <style:text-properties style:font-name="Liberation Sans" fo:font-size="14pt" fo:font-weight="bold" officeooo:rsid="001295ef" officeooo:paragraph-rsid="001295ef" style:font-size-asian="14pt" style:font-weight-asian="bold" style:font-size-complex="14pt" style:font-weight-complex="bold"/>
    </style:style>
    <style:style style:name="P8" style:family="paragraph" style:parent-style-name="Standard">
      <style:text-properties style:font-name="Liberation Sans" fo:font-size="14pt" fo:font-weight="bold" officeooo:rsid="000e94df" officeooo:paragraph-rsid="00176dd3" style:font-size-asian="14pt" style:font-weight-asian="bold" style:font-size-complex="14pt" style:font-weight-complex="bold"/>
    </style:style>
    <style:style style:name="P9" style:family="paragraph" style:parent-style-name="Standard">
      <style:text-properties style:font-name="Liberation Sans" fo:font-size="14pt" fo:font-weight="bold" officeooo:rsid="000dc8b7" officeooo:paragraph-rsid="00176dd3" style:font-size-asian="14pt" style:font-weight-asian="bold" style:font-size-complex="14pt" style:font-weight-complex="bold"/>
    </style:style>
    <style:style style:name="P10" style:family="paragraph" style:parent-style-name="Standard">
      <style:text-properties style:font-name="Liberation Sans" fo:font-size="14pt" fo:font-weight="bold" officeooo:rsid="000e9340" officeooo:paragraph-rsid="00176dd3" style:font-size-asian="14pt" style:font-weight-asian="bold" style:font-size-complex="14pt" style:font-weight-complex="bold"/>
    </style:style>
    <style:style style:name="P11" style:family="paragraph" style:parent-style-name="Standard">
      <style:text-properties style:font-name="Liberation Sans" fo:font-size="14pt" fo:font-weight="normal" officeooo:rsid="000dc8b7" officeooo:paragraph-rsid="00176dd3" style:font-size-asian="14pt" style:font-weight-asian="normal" style:font-size-complex="14pt" style:font-weight-complex="normal"/>
    </style:style>
    <style:style style:name="P12" style:family="paragraph" style:parent-style-name="Standard">
      <style:text-properties style:font-name="Liberation Sans" fo:font-size="14pt" fo:font-weight="normal" officeooo:rsid="000e94df" officeooo:paragraph-rsid="00176dd3" style:font-size-asian="14pt" style:font-weight-asian="normal" style:font-size-complex="14pt" style:font-weight-complex="normal"/>
    </style:style>
    <style:style style:name="P13" style:family="paragraph" style:parent-style-name="Standard">
      <style:text-properties style:font-name="Liberation Sans" fo:font-size="14pt" fo:font-weight="normal" officeooo:rsid="000e9340" officeooo:paragraph-rsid="00176dd3" style:font-size-asian="14pt" style:font-weight-asian="normal" style:font-size-complex="14pt" style:font-weight-complex="normal"/>
    </style:style>
    <style:style style:name="P14" style:family="paragraph" style:parent-style-name="Standard" style:list-style-name="L1">
      <style:paragraph-properties fo:line-height="100%"/>
      <style:text-properties style:font-name="Liberation Sans" fo:font-size="14pt" fo:font-weight="normal" officeooo:rsid="001295ef" officeooo:paragraph-rsid="001295ef" style:font-size-asian="14pt" style:font-weight-asian="normal" style:font-size-complex="14pt" style:font-weight-complex="normal"/>
    </style:style>
    <style:style style:name="P15" style:family="paragraph" style:parent-style-name="Standard" style:list-style-name="L1">
      <style:paragraph-properties fo:line-height="100%"/>
      <style:text-properties style:font-name="Liberation Sans" fo:font-size="14pt" fo:font-weight="normal" officeooo:rsid="0012e6f5" officeooo:paragraph-rsid="0012e6f5" style:font-size-asian="14pt" style:font-weight-asian="normal" style:font-size-complex="14pt" style:font-weight-complex="normal"/>
    </style:style>
    <style:style style:name="P16" style:family="paragraph" style:parent-style-name="Standard" style:list-style-name="L1">
      <style:paragraph-properties fo:line-height="100%"/>
      <style:text-properties style:font-name="Liberation Sans" fo:font-size="14pt" fo:font-weight="normal" officeooo:rsid="0012e6f5" officeooo:paragraph-rsid="0014221f" style:font-size-asian="14pt" style:font-weight-asian="normal" style:font-size-complex="14pt" style:font-weight-complex="normal"/>
    </style:style>
    <style:style style:name="P17" style:family="paragraph" style:parent-style-name="Standard" style:list-style-name="L1">
      <style:paragraph-properties fo:line-height="100%"/>
      <style:text-properties style:font-name="Liberation Sans" fo:font-size="14pt" fo:font-weight="normal" officeooo:rsid="0014221f" officeooo:paragraph-rsid="0014221f" style:font-size-asian="14pt" style:font-weight-asian="normal" style:font-size-complex="14pt" style:font-weight-complex="normal"/>
    </style:style>
    <style:style style:name="P18" style:family="paragraph" style:parent-style-name="Standard" style:list-style-name="L2">
      <style:text-properties style:font-name="Liberation Sans" fo:font-size="14pt" fo:font-weight="normal" officeooo:rsid="001557f5" officeooo:paragraph-rsid="001557f5" style:font-size-asian="14pt" style:font-weight-asian="normal" style:font-size-complex="14pt" style:font-weight-complex="normal"/>
    </style:style>
    <style:style style:name="P19" style:family="paragraph" style:parent-style-name="Standard" style:list-style-name="L5">
      <style:text-properties style:font-name="Liberation Sans" fo:font-size="14pt" fo:font-weight="normal" officeooo:rsid="000dc8b7" officeooo:paragraph-rsid="00176dd3" style:font-size-asian="14pt" style:font-weight-asian="normal" style:font-size-complex="14pt" style:font-weight-complex="normal"/>
    </style:style>
    <style:style style:name="P20" style:family="paragraph" style:parent-style-name="Standard">
      <style:text-properties style:font-name="Liberation Sans" fo:font-size="14pt" style:font-size-asian="14pt" style:font-size-complex="14pt"/>
    </style:style>
    <style:style style:name="P21" style:family="paragraph" style:parent-style-name="Standard" style:list-style-name="L3">
      <style:text-properties style:font-name="Liberation Sans" fo:font-size="14pt" officeooo:rsid="00173cec" officeooo:paragraph-rsid="00173cec" style:font-size-asian="14pt" style:font-size-complex="14pt"/>
    </style:style>
    <style:style style:name="P22" style:family="paragraph" style:parent-style-name="Standard" style:list-style-name="L4">
      <style:text-properties style:font-name="Liberation Sans" fo:font-size="14pt" officeooo:rsid="00173cec" officeooo:paragraph-rsid="00173cec" style:font-size-asian="14pt" style:font-size-complex="14pt"/>
    </style:style>
    <style:style style:name="P23" style:family="paragraph" style:parent-style-name="Standard" style:list-style-name="L4">
      <style:text-properties style:font-name="Liberation Sans" fo:font-size="14pt" style:font-size-asian="14pt" style:font-size-complex="14pt"/>
    </style:style>
    <style:style style:name="P24" style:family="paragraph" style:parent-style-name="Standard" style:list-style-name="L4">
      <style:text-properties style:font-name="Liberation Sans" fo:font-size="14pt" officeooo:rsid="00176dd3" officeooo:paragraph-rsid="00176dd3" style:font-size-asian="14pt" style:font-size-complex="14pt"/>
    </style:style>
    <style:style style:name="P25" style:family="paragraph" style:parent-style-name="Standard" style:list-style-name="L2">
      <style:text-properties style:font-name="Liberation Sans" fo:font-size="14pt" fo:font-weight="bold" officeooo:rsid="00145fbd" officeooo:paragraph-rsid="00145fbd" style:font-size-asian="14pt" style:font-weight-asian="bold" style:font-size-complex="14pt" style:font-weight-complex="bold"/>
    </style:style>
    <style:style style:name="P26" style:family="paragraph" style:parent-style-name="Standard" style:list-style-name="L2">
      <style:text-properties style:font-name="Liberation Sans" fo:font-size="14pt" fo:font-weight="bold" officeooo:rsid="001557f5" officeooo:paragraph-rsid="001557f5" style:font-size-asian="14pt" style:font-weight-asian="bold" style:font-size-complex="14pt" style:font-weight-complex="bold"/>
    </style:style>
    <style:style style:name="P27" style:family="paragraph" style:parent-style-name="Standard">
      <style:text-properties style:font-name="Liberation Sans" fo:font-size="14pt" fo:font-weight="bold" officeooo:rsid="000e94df" officeooo:paragraph-rsid="00176dd3" style:font-size-asian="14pt" style:font-weight-asian="bold" style:font-size-complex="14pt" style:font-weight-complex="bold"/>
    </style:style>
    <style:style style:name="P28" style:family="paragraph" style:parent-style-name="Standard">
      <style:text-properties style:font-name="Liberation Sans" fo:font-size="14pt" fo:font-weight="bold" officeooo:rsid="0018c092" officeooo:paragraph-rsid="0018c092" style:font-size-asian="14pt" style:font-weight-asian="bold" style:font-size-complex="14pt" style:font-weight-complex="bold"/>
    </style:style>
    <style:style style:name="P29" style:family="paragraph" style:parent-style-name="Standard" style:list-style-name="L6">
      <style:text-properties officeooo:paragraph-rsid="0018d69f"/>
    </style:style>
    <style:style style:name="P30" style:family="paragraph" style:parent-style-name="Standard" style:list-style-name="L6">
      <style:text-properties officeooo:rsid="0018d69f" officeooo:paragraph-rsid="0018d69f"/>
    </style:style>
    <style:style style:name="P31" style:family="paragraph" style:parent-style-name="Text_20_body" style:list-style-name="L1">
      <style:paragraph-properties fo:line-height="100%"/>
      <style:text-properties style:font-name="Liberation Sans" fo:font-size="14pt" style:font-size-asian="14pt" style:font-size-complex="14pt"/>
    </style:style>
    <style:style style:name="P32" style:family="paragraph" style:parent-style-name="Text_20_body" style:list-style-name="L1">
      <style:paragraph-properties fo:line-height="100%"/>
      <style:text-properties style:font-name="Liberation Sans" fo:font-size="14pt" officeooo:paragraph-rsid="0014221f"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557f5" style:font-weight-asian="normal" style:font-weight-complex="normal"/>
    </style:style>
    <style:style style:name="T3" style:family="text">
      <style:text-properties fo:font-weight="normal" officeooo:rsid="0015bf4f" style:font-weight-asian="normal" style:font-weight-complex="normal"/>
    </style:style>
    <style:style style:name="T4" style:family="text">
      <style:text-properties fo:font-weight="normal" officeooo:rsid="00169720" style:font-weight-asian="normal" style:font-weight-complex="normal"/>
    </style:style>
    <style:style style:name="T5" style:family="text">
      <style:text-properties style:font-name="Liberation Sans" fo:font-size="14pt" style:font-size-asian="14pt" style:font-size-complex="14pt"/>
    </style:style>
    <style:style style:name="T6" style:family="text">
      <style:text-properties style:font-name="Liberation Sans" fo:font-size="14pt" officeooo:rsid="0018d69f" style:font-size-asian="14pt" style:font-size-complex="14pt"/>
    </style:style>
    <style:style style:name="T7" style:family="text">
      <style:text-properties style:font-name="Liberation Sans" fo:font-size="14pt" officeooo:rsid="001949b7" style:font-size-asian="14pt" style:font-size-complex="14pt"/>
    </style:style>
    <style:style style:name="T8" style:family="text">
      <style:text-properties style:font-name="Liberation Sans" fo:font-size="14pt" fo:font-weight="bold" officeooo:rsid="0018d69f" style:font-size-asian="14pt" style:font-weight-asian="bold" style:font-size-complex="14pt" style:font-weight-complex="bold"/>
    </style:style>
    <style:style style:name="T9" style:family="text">
      <style:text-properties officeooo:rsid="0012e6f5"/>
    </style:style>
    <style:style style:name="T10" style:family="text">
      <style:text-properties officeooo:rsid="00145fbd"/>
    </style:style>
    <style:style style:name="T11" style:family="text">
      <style:text-properties officeooo:rsid="00173cec"/>
    </style:style>
    <style:style style:name="T12" style:family="text">
      <style:text-properties fo:font-weight="bold" style:font-weight-asian="bold" style:font-weight-complex="bold"/>
    </style:style>
    <style:style style:name="T13" style:family="text">
      <style:text-properties fo:font-weight="bold" officeooo:rsid="000e94df" style:font-weight-asian="bold" style:font-weight-complex="bold"/>
    </style:style>
    <style:style style:name="T14" style:family="text">
      <style:text-properties officeooo:rsid="00176dd3"/>
    </style:style>
    <style:style style:name="T15" style:family="text">
      <style:text-properties officeooo:rsid="000e9340"/>
    </style:style>
    <style:style style:name="T16" style:family="text">
      <style:text-properties officeooo:rsid="000e94df"/>
    </style:style>
    <style:style style:name="T17" style:family="text">
      <style:text-properties officeooo:rsid="000ee068"/>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22"/>SESSION ASSIGNMENTS</text:p>
      <text:p text:style-name="P2"/>
      <text:p text:style-name="P5">1.Consider the user story: “As a customer I want to use ATM”. What would be my acceptance criteria (“so that......)”? List all possible acceptance criteria?</text:p>
      <text:p text:style-name="P6">Solution</text:p>
      <text:p text:style-name="P6"><text:s text:c="13"/><text:span text:style-name="T1">Gven:User story:“As a customer I want to use ATM”</text:span></text:p>
      <text:p text:style-name="P7">Acceptance criteria</text:p>
      <text:list xml:id="list9110600450202045012" text:style-name="L1">
        <text:list-item>
          <text:p text:style-name="P14"><text:s/><text:span text:style-name="T9">choice for different languages.</text:span></text:p>
        </text:list-item>
        <text:list-item>
          <text:p text:style-name="P15">In<text:span text:style-name="T10">structions</text:span> or guidelines to access ATM.</text:p>
        </text:list-item>
        <text:list-item>
          <text:p text:style-name="P15">Ask for user identity password for securty transcation.</text:p>
        </text:list-item>
        <text:list-item>
          <text:p text:style-name="P17">Pin change option.</text:p>
        </text:list-item>
        <text:list-item>
          <text:p text:style-name="P16">options to select different categories of account.</text:p>
        </text:list-item>
        <text:list-item>
          <text:p text:style-name="P16">Option to enter amount to be withdrawn.</text:p>
        </text:list-item>
        <text:list-item>
          <text:p text:style-name="P15">Correct amount should be despensed for the amount despensal box.</text:p>
        </text:list-item>
        <text:list-item>
          <text:p text:style-name="P15">Successful message once transcation is completed.</text:p>
        </text:list-item>
        <text:list-item>
          <text:p text:style-name="P16">Error messages for any worng options or if no sufficient fund</text:p>
        </text:list-item>
        <text:list-item>
          <text:p text:style-name="P15">Update in the balance account.</text:p>
        </text:list-item>
        <text:list-item>
          <text:p text:style-name="P32">customer must be able to deposit to any account linked to the card.</text:p>
        </text:list-item>
        <text:list-item>
          <text:p text:style-name="P32">customer must be able to make a transfer of money between any two accounts linked to the card. </text:p>
        </text:list-item>
        <text:list-item>
          <text:p text:style-name="P31">A customer must be able to make a balance inquiry of any account linked to the card. </text:p>
        </text:list-item>
      </text:list>
      <text:p text:style-name="P5">2.What are the advanced Scrum Master skills? </text:p>
      <text:p text:style-name="P5"/>
      <text:p text:style-name="P3">The advanced srum master has a major role in managing multiple scrum</text:p>
      <text:list xml:id="list5537873109147298100" text:style-name="L2">
        <text:list-item>
          <text:p text:style-name="P25">Open communication-<text:span text:style-name="T2">scrum master must be a good communicater to contact or guid the team members.</text:span></text:p>
        </text:list-item>
        <text:list-item>
          <text:p text:style-name="P25">Alignment-<text:span text:style-name="T3">Scrum master must involve in collabrating the team members so that they work together to achive as a team.</text:span></text:p>
        </text:list-item>
        <text:list-item>
          <text:p text:style-name="P26">Creativity and innovation-<text:span text:style-name="T3">He has to be creative and think innovatively so that in any risk he can make the team to succed with his innovative involved in planning.</text:span></text:p>
        </text:list-item>
        <text:list-item>
          <text:p text:style-name="P26">Ownership-<text:span text:style-name="T4">He need to be responsible for the team <text:s/>success and should be ready to accept any risk any time.owns the responsiblity to guide and motivate them.</text:span></text:p>
        </text:list-item>
        <text:list-item>
          <text:p text:style-name="P26">Organization and leadership-<text:span text:style-name="T4">He need to be good in organising teams and team members depending on the depth of the project and the level of skill to meet project needs based on this knowledge. His leadership qualities helps to achieve the success of the project.</text:span></text:p>
        </text:list-item>
        <text:list-item>
          <text:p text:style-name="P26"><text:soft-page-break/>Completences-<text:span text:style-name="T4">He need to be skilled and his previouse leadership quality should make the scrum team to achive success</text:span></text:p>
          <text:p text:style-name="P18"/>
        </text:list-item>
        <text:list-item>
          <text:p text:style-name="P26">Achievements-<text:span text:style-name="T4">Scrum masters achievements are been documented in the form of charts, His achivements in teams reflect project or scrum success.</text:span></text:p>
        </text:list-item>
        <text:list-item>
          <text:p text:style-name="P26">individual learning-<text:span text:style-name="T4">He need to involve in every day learning and get updated to new skills and technologies.</text:span></text:p>
        </text:list-item>
      </text:list>
      <text:p text:style-name="P2"/>
      <text:p text:style-name="P5">3.How do you think you can use Agile practices in large projects? (Given that the team can have no more than 9 people, do youthink large projects with large teams can be involved in agile practices?)</text:p>
      <text:p text:style-name="P5"/>
      <text:p text:style-name="P4"><text:span text:style-name="T12">Yes</text:span> Agile practices can be used in large projects.</text:p>
      <text:list xml:id="list966923539775162840" text:style-name="L3">
        <text:list-item>
          <text:p text:style-name="P21">Agile practice can involve only 9 people max and project manager and scrum master.</text:p>
        </text:list-item>
      </text:list>
      <text:list xml:id="list5439893895691610464" text:style-name="L4">
        <text:list-item>
          <text:p text:style-name="P23"><text:s text:c="2"/><text:span text:style-name="T11">Agile invovle in accepting the changes anytime <text:s/>and assuming risk anytime.</text:span></text:p>
        </text:list-item>
        <text:list-item>
          <text:p text:style-name="P22">As larger projects may for six months to years,it is good to have agile practise as the client <text:s/><text:span text:style-name="T14">may</text:span> ask for changes anytime, with evovled technologies and to get updated to it.</text:p>
        </text:list-item>
        <text:list-item>
          <text:p text:style-name="P22">If tradition practise is used for large projects changes can not be made as risk is not assumed in prior.</text:p>
        </text:list-item>
        <text:list-item>
          <text:p text:style-name="P24">Agile involve in diving the work as sprints each sprints will be worked by differnt meets to meet the requirement.</text:p>
        </text:list-item>
        <text:list-item>
          <text:p text:style-name="P24">Agile can not involve more than 9 members in a team for single sprint.</text:p>
        </text:list-item>
      </text:list>
      <text:p text:style-name="P2"/>
      <text:p text:style-name="P5">4.What are the Possible options for tracking project performance in Agile?</text:p>
      <text:p text:style-name="P11">In agile performance can be measured based on three matrics</text:p>
      <text:list xml:id="list3207596052862501924" text:style-name="L5">
        <text:list-item>
          <text:p text:style-name="P19">Velocity</text:p>
        </text:list-item>
        <text:list-item>
          <text:p text:style-name="P19">Hit Rate</text:p>
        </text:list-item>
        <text:list-item>
          <text:p text:style-name="P19">Work Remaining on Tasks</text:p>
        </text:list-item>
        <text:list-item>
          <text:p text:style-name="P19">Project Cost</text:p>
        </text:list-item>
      </text:list>
      <text:p text:style-name="P12"/>
      <text:p text:style-name="P11"><text:span text:style-name="T12">velocity:</text:span><text:span text:style-name="T15">velocity is predicted to first release plan based on privious inputs,then it ts compared with actuall output.</text:span></text:p>
      <text:p text:style-name="P11">• <text:span text:style-name="T15">Timeboxes </text:span>actual measure of Velocity is used to predict the Velocity for subsequent Timeboxes in the Release Plan.</text:p>
      <text:p text:style-name="P11"/>
      <text:p text:style-name="P9">Hit Rate:<text:span text:style-name="T1">work allocated to a Timebox that was actually completed.</text:span></text:p>
      <text:p text:style-name="P11">• For example, if a team aimed for 100 StoryPoints of User Stories, but ended up onlycompleting 55 Story Points, their hit rate is55%.</text:p>
      <text:p text:style-name="P11"/>
      <text:p text:style-name="P10"><text:soft-page-break/>Work Remaining on Task:</text:p>
      <text:p text:style-name="P13">• Amount of work remaining in the task is work remaining.</text:p>
      <text:p text:style-name="P13">• The estimate of work remaining Task will hopefully go down over time, but it may riseif the Task is more complicated thananticipated.</text:p>
      <text:p text:style-name="P13"/>
      <text:p text:style-name="P10">Project cost:</text:p>
      <text:p text:style-name="P13">It describes the amount of cost sent on overall project. This is also a important criteria of measuring performance.<text:span text:style-name="T13">Cost performance index</text:span><text:span text:style-name="T16"> is used to mease the cost.</text:span></text:p>
      <text:p text:style-name="P13"/>
      <text:p text:style-name="P12">If cpi&gt;1spending less than what is expected for each story point.</text:p>
      <text:p text:style-name="P12">If cpi&lt;1spending more than what is expected for each story point.</text:p>
      <text:p text:style-name="P12">If Spi&gt;1 finish work earlier than expected.</text:p>
      <text:p text:style-name="P12">If Spi&lt;1 finish work <text:span text:style-name="T17">later </text:span>than expected.</text:p>
      <text:p text:style-name="P12"/>
      <text:p text:style-name="P8">schedule performance index:<text:span text:style-name="T1">It measures the time schedules of the task and also the deliverable projects.</text:span></text:p>
      <text:p text:style-name="P28">Burndown and Burtups<text:span text:style-name="T1">:Where the role or work of the scrum and team will be prepresented in terms of bar chart.</text:span></text:p>
      <text:p text:style-name="P8"/>
      <text:p text:style-name="P2"/>
      <text:p text:style-name="P2">5.In Agile, the team always picks up business value user stories in every sprint. Do we still need to know earned value?</text:p>
      <text:list xml:id="list3212493583225421429" text:style-name="L6">
        <text:list-item>
          <text:p text:style-name="P29"><text:bookmark text:name="mainContainer"/><text:span text:style-name="T8">BV (Baseline Velocity</text:span><text:span text:style-name="T6"> ) -how much work we will complete in the particular sprints.</text:span></text:p>
        </text:list-item>
        <text:list-item>
          <text:p text:style-name="P29"><text:span text:style-name="T6">It gives idea about how many sprints we expect on an average. It gives the set of story points completed.</text:span></text:p>
        </text:list-item>
        <text:list-item>
          <text:p text:style-name="P30"><text:span text:style-name="T5">Bv is actually a assumption or the plan were planed set of story points are are fullfilled in every sprints.Here resources are assumpted.</text:span></text:p>
        </text:list-item>
        <text:list-item>
          <text:p text:style-name="P30"><text:span text:style-name="T5">Earned value is “the value of work completed”</text:span></text:p>
        </text:list-item>
        <text:list-item>
          <text:p text:style-name="P30"><text:span text:style-name="T5"><text:s/>Earned Value = amount that we should have spent for the number of story points that has been done, based on thebaseline</text:span></text:p>
        </text:list-item>
        <text:list-item>
          <text:p text:style-name="P30"><text:span text:style-name="T5">At the end of n th Sprint, when TPC story points are completed.</text:span></text:p>
        </text:list-item>
        <text:list-item>
          <text:p text:style-name="P30"><text:span text:style-name="T5">it is necessery to have earned value because all the resources we work many not be asured completely.Hence amount of work completed by resources to complete work matters </text:span><text:span text:style-name="T7">i.e., the amount we actually send to complete our project and time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1:56:53.203845236</meta:creation-date>
    <dc:date>2016-08-23T18:51:42.386037101</dc:date>
    <meta:editing-duration>PT23M1S</meta:editing-duration>
    <meta:editing-cycles>4</meta:editing-cycles>
    <meta:generator>LibreOffice/5.1.4.2$Linux_X86_64 LibreOffice_project/10m0$Build-2</meta:generator>
    <meta:document-statistic meta:table-count="0" meta:image-count="0" meta:object-count="0" meta:page-count="3" meta:paragraph-count="66" meta:word-count="956" meta:character-count="5500" meta:non-whitespace-character-count="4603"/>
  </office:meta>
</office:document-meta>
</file>